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in" fo:margin-bottom="0in" style:contextual-spacing="false" fo:line-height="150%" style:page-number="auto" fo:break-before="auto" fo:break-after="auto"/>
    </style:style>
    <style:style style:name="P2" style:family="paragraph" style:parent-style-name="Standard" style:master-page-name="">
      <style:paragraph-properties fo:margin-top="0in" fo:margin-bottom="0in" style:contextual-spacing="false" fo:line-height="150%" style:page-number="auto" fo:break-before="auto" fo:break-after="auto"/>
      <style:text-properties style:use-window-font-color="true" style:font-name="Liberation Serif" fo:font-size="14pt" fo:language="pt" fo:country="BR" fo:font-weight="bold" officeooo:paragraph-rsid="001aca03" style:font-size-asian="14pt" style:font-weight-asian="bold" style:font-size-complex="14pt"/>
    </style:style>
    <style:style style:name="P3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font-name="Liberation Serif" fo:language="pt" fo:country="BR"/>
    </style:style>
    <style:style style:name="P4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font-name="Liberation Serif" fo:language="pt" fo:country="BR" officeooo:rsid="001fe097" officeooo:paragraph-rsid="001fe097"/>
    </style:style>
    <style:style style:name="P5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font-name="Liberation Serif" fo:language="pt" fo:country="BR" officeooo:rsid="0022aa21" officeooo:paragraph-rsid="0022aa21"/>
    </style:style>
    <style:style style:name="P6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font-name="Liberation Serif" fo:language="pt" fo:country="BR" officeooo:rsid="00294dd9" officeooo:paragraph-rsid="00294dd9"/>
    </style:style>
    <style:style style:name="P7" style:family="paragraph" style:parent-style-name="Normal_20__28_Web_29_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Liberation Serif" fo:font-size="12pt" fo:language="pt" fo:country="BR" officeooo:paragraph-rsid="001b60ef" style:font-size-asian="12pt" style:font-name-complex="Times New Roman1" style:font-size-complex="12pt" fo:hyphenate="true" fo:hyphenation-remain-char-count="2" fo:hyphenation-push-char-count="2"/>
    </style:style>
    <style:style style:name="P8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font-name="Liberation Serif" fo:font-size="12pt" fo:language="pt" fo:country="BR" officeooo:paragraph-rsid="0022aa21" style:font-name-asian="Times New Roman1" style:font-size-asian="12pt" style:font-name-complex="Times New Roman1" style:font-size-complex="12pt"/>
    </style:style>
    <style:style style:name="P9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use-window-font-color="true"/>
    </style:style>
    <style:style style:name="P10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use-window-font-color="true" officeooo:paragraph-rsid="001b60ef"/>
    </style:style>
    <style:style style:name="P11" style:family="paragraph" style:parent-style-name="Standard">
      <style:paragraph-properties fo:margin-top="0in" fo:margin-bottom="0in" style:contextual-spacing="false" fo:line-height="150%"/>
    </style:style>
    <style:style style:name="P12" style:family="paragraph" style:parent-style-name="Standard">
      <style:paragraph-properties fo:margin-top="0in" fo:margin-bottom="0in" style:contextual-spacing="false" fo:line-height="150%" fo:hyphenation-ladder-count="no-limit"/>
      <style:text-properties fo:hyphenate="true" fo:hyphenation-remain-char-count="2" fo:hyphenation-push-char-count="2"/>
    </style:style>
    <style:style style:name="P13" style:family="paragraph" style:parent-style-name="Standard">
      <style:paragraph-properties fo:margin-top="0in" fo:margin-bottom="0in" style:contextual-spacing="false" fo:line-height="150%" fo:hyphenation-ladder-count="no-limit"/>
      <style:text-properties officeooo:paragraph-rsid="001b60ef" fo:hyphenate="true" fo:hyphenation-remain-char-count="2" fo:hyphenation-push-char-count="2"/>
    </style:style>
    <style:style style:name="P14" style:family="paragraph" style:parent-style-name="Standard">
      <style:paragraph-properties fo:margin-top="0in" fo:margin-bottom="0in" style:contextual-spacing="false" fo:line-height="150%"/>
      <style:text-properties officeooo:paragraph-rsid="001b60ef"/>
    </style:style>
    <style:style style:name="P15" style:family="paragraph" style:parent-style-name="Standard">
      <style:paragraph-properties fo:margin-top="0in" fo:margin-bottom="0in" style:contextual-spacing="false" fo:line-height="150%" fo:hyphenation-ladder-count="no-limit"/>
      <style:text-properties style:font-name="Liberation Serif" fo:font-size="12pt" fo:language="pt" fo:country="BR" style:font-size-asian="12pt" style:font-name-complex="Times New Roman1" style:font-size-complex="12pt" fo:hyphenate="true" fo:hyphenation-remain-char-count="2" fo:hyphenation-push-char-count="2"/>
    </style:style>
    <style:style style:name="P1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Liberation Serif" fo:font-size="12pt" fo:language="pt" fo:country="BR" fo:font-weight="bold" officeooo:paragraph-rsid="001aca03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rsid="001d5c25" officeooo:paragraph-rsid="001d5c25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tyle="normal" fo:font-weight="normal" officeooo:paragraph-rsid="002c84cc" style:font-style-asian="normal" style:font-weight-asian="normal" style:font-style-complex="normal" style:font-weight-complex="normal"/>
    </style:style>
    <style:style style:name="P19" style:family="paragraph" style:parent-style-name="No_20_Spacing">
      <style:paragraph-properties fo:line-height="150%" fo:text-align="justify" style:justify-single-word="false"/>
      <style:text-properties style:font-name="Liberation Serif" fo:font-size="12pt" fo:language="pt" fo:country="BR" style:font-size-asian="12pt" style:font-name-complex="Times New Roman1" style:font-size-complex="12pt"/>
    </style:style>
    <style:style style:name="P20" style:family="paragraph" style:parent-style-name="No_20_Spacing">
      <style:paragraph-properties fo:line-height="150%"/>
      <style:text-properties style:font-name="Liberation Serif" fo:font-size="12pt" fo:language="pt" fo:country="BR" style:font-size-asian="12pt" style:font-size-complex="12pt"/>
    </style:style>
    <style:style style:name="P21" style:family="paragraph" style:parent-style-name="No_20_Spacing">
      <style:paragraph-properties fo:line-height="150%" fo:text-align="justify" style:justify-single-word="false"/>
      <style:text-properties officeooo:paragraph-rsid="002dc34f"/>
    </style:style>
    <style:style style:name="P22" style:family="paragraph" style:parent-style-name="No_20_Spacing">
      <style:paragraph-properties fo:line-height="150%" fo:text-align="justify" style:justify-single-word="false"/>
      <style:text-properties fo:font-weight="normal" officeooo:paragraph-rsid="002dc34f" style:font-weight-asian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hyphenation-ladder-count="no-limit" fo:text-indent="0in" style:auto-text-indent="false"/>
      <style:text-properties officeooo:paragraph-rsid="001b60ef" fo:hyphenate="tru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hyphenation-ladder-count="no-limit" fo:text-indent="0in" style:auto-text-indent="false"/>
      <style:text-properties fo:font-size="12pt" fo:font-weight="normal" officeooo:rsid="00302c1f" officeooo:paragraph-rsid="00302c1f" style:font-size-asian="12pt" style:font-weight-asian="normal" style:font-size-complex="12pt" style:font-weight-complex="normal" fo:hyphenate="true" fo:hyphenation-remain-char-count="2" fo:hyphenation-push-char-count="2"/>
    </style:style>
    <style:style style:name="P25" style:family="paragraph" style:parent-style-name="List_20_Paragraph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</style:style>
    <style:style style:name="P26" style:family="paragraph" style:parent-style-name="List_20_Paragraph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officeooo:paragraph-rsid="002f8266"/>
    </style:style>
    <style:style style:name="P27" style:family="paragraph" style:parent-style-name="Standard" style:master-page-name="Standard">
      <style:paragraph-properties fo:margin-top="0in" fo:margin-bottom="0in" style:contextual-spacing="false" fo:line-height="150%" fo:text-align="justify" style:justify-single-word="false" style:page-number="auto"/>
      <style:text-properties officeooo:paragraph-rsid="00212da4"/>
    </style:style>
    <style:style style:name="P28" style:family="paragraph" style:parent-style-name="Standard" style:list-style-name="L1">
      <style:paragraph-properties fo:margin-top="0in" fo:margin-bottom="0in" style:contextual-spacing="false" fo:line-height="150%" fo:text-align="justify" style:justify-single-word="false"/>
      <style:text-properties officeooo:paragraph-rsid="00212da4"/>
    </style:style>
    <style:style style:name="P29" style:family="paragraph" style:parent-style-name="Standard" style:list-style-name="WWNum5">
      <style:paragraph-properties fo:margin-top="0in" fo:margin-bottom="0in" style:contextual-spacing="false" fo:line-height="150%" fo:text-align="justify" style:justify-single-word="false"/>
    </style:style>
    <style:style style:name="P30" style:family="paragraph" style:parent-style-name="Standard" style:list-style-name="WWNum5">
      <style:paragraph-properties fo:margin-top="0in" fo:margin-bottom="0in" style:contextual-spacing="false" fo:line-height="150%" fo:text-align="justify" style:justify-single-word="false"/>
      <style:text-properties officeooo:paragraph-rsid="00212da4"/>
    </style:style>
    <style:style style:name="P31" style:family="paragraph" style:parent-style-name="Standard" style:list-style-name="WWNum6">
      <style:paragraph-properties fo:margin-top="0in" fo:margin-bottom="0in" style:contextual-spacing="false" fo:line-height="150%" fo:text-align="justify" style:justify-single-word="false"/>
      <style:text-properties officeooo:paragraph-rsid="002b2186"/>
    </style:style>
    <style:style style:name="P32" style:family="paragraph" style:parent-style-name="Standard" style:list-style-name="L1">
      <style:paragraph-properties fo:margin-top="0in" fo:margin-bottom="0in" style:contextual-spacing="false" fo:line-height="150%" fo:text-align="justify" style:justify-single-word="false"/>
      <style:text-properties style:use-window-font-color="true" style:font-name="Liberation Serif" fo:font-size="12pt" fo:language="pt" fo:country="BR" fo:font-weight="normal" officeooo:rsid="0019a63b" officeooo:paragraph-rsid="00212da4" style:font-size-asian="12pt" style:font-weight-asian="normal" style:font-name-complex="Times New Roman1" style:font-size-complex="12pt" style:font-weight-complex="normal"/>
    </style:style>
    <style:style style:name="P33" style:family="paragraph" style:parent-style-name="Standard" style:list-style-name="L1">
      <style:paragraph-properties fo:margin-top="0in" fo:margin-bottom="0in" style:contextual-spacing="false" fo:line-height="150%" fo:text-align="justify" style:justify-single-word="false"/>
      <style:text-properties style:font-name="Liberation Serif" fo:font-size="12pt" fo:language="pt" fo:country="BR" officeooo:paragraph-rsid="00212da4" style:font-name-asian="Times New Roman1" style:font-size-asian="12pt" style:font-name-complex="Times New Roman1" style:font-size-complex="12pt" style:font-weight-complex="bold"/>
    </style:style>
    <style:style style:name="P3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Liberation Serif" fo:font-size="12pt" fo:language="pt" fo:country="BR" fo:font-style="normal" fo:font-weight="normal" officeooo:rsid="002b03d8" officeooo:paragraph-rsid="002b2186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Liberation Serif" fo:font-size="12pt" fo:language="pt" fo:country="BR" fo:font-style="normal" fo:font-weight="normal" officeooo:paragraph-rsid="002b2186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Liberation Serif" fo:font-size="12pt" fo:language="pt" fo:country="BR" fo:font-weight="bold" officeooo:paragraph-rsid="002c84cc" style:font-size-asian="12pt" style:font-weight-asian="bold" style:font-name-complex="Times New Roman1" style:font-size-complex="12pt"/>
    </style:style>
    <style:style style:name="P37" style:family="paragraph" style:parent-style-name="Standard" style:list-style-name="WWNum5">
      <style:paragraph-properties fo:margin-top="0in" fo:margin-bottom="0in" style:contextual-spacing="false" fo:line-height="150%" fo:text-align="justify" style:justify-single-word="false"/>
      <style:text-properties style:font-name="Liberation Serif" fo:font-size="12pt" officeooo:rsid="001d5c25" officeooo:paragraph-rsid="00212da4" style:font-size-asian="12pt" style:font-size-complex="12pt"/>
    </style:style>
    <style:style style:name="P38" style:family="paragraph" style:parent-style-name="Standard" style:list-style-name="WWNum7">
      <style:paragraph-properties fo:margin-top="0in" fo:margin-bottom="0in" style:contextual-spacing="false" fo:line-height="150%" fo:text-align="justify" style:justify-single-word="false"/>
      <style:text-properties style:font-name="Liberation Serif" fo:font-size="12pt" officeooo:paragraph-rsid="002ef7ba" style:font-size-asian="12pt" style:font-size-complex="12pt"/>
    </style:style>
    <style:style style:name="P39" style:family="paragraph" style:parent-style-name="Standard" style:list-style-name="WWNum6">
      <style:paragraph-properties fo:margin-top="0in" fo:margin-bottom="0in" style:contextual-spacing="false" fo:line-height="150%" fo:text-align="justify" style:justify-single-word="false"/>
      <style:text-properties fo:font-size="12pt" officeooo:paragraph-rsid="002b2186" style:font-size-asian="12pt" style:font-size-complex="12pt"/>
    </style:style>
    <style:style style:name="P40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font-name="Liberation Serif" fo:language="pt" fo:country="BR" officeooo:paragraph-rsid="00212da4"/>
    </style:style>
    <style:style style:name="P41" style:family="paragraph" style:parent-style-name="Normal_20__28_Web_29_" style:list-style-name="L2">
      <style:paragraph-properties fo:margin-top="0in" fo:margin-bottom="0in" style:contextual-spacing="false" fo:line-height="150%" fo:text-align="justify" style:justify-single-word="false"/>
      <style:text-properties style:font-name="Liberation Serif" fo:language="pt" fo:country="BR" officeooo:rsid="001b60ef" officeooo:paragraph-rsid="00212da4"/>
    </style:style>
    <style:style style:name="P42" style:family="paragraph" style:parent-style-name="Normal_20__28_Web_29_" style:list-style-name="L6">
      <style:paragraph-properties fo:margin-top="0in" fo:margin-bottom="0in" style:contextual-spacing="false" fo:line-height="150%" fo:text-align="justify" style:justify-single-word="false"/>
      <style:text-properties style:font-name="Liberation Serif" fo:language="pt" fo:country="BR" officeooo:rsid="0022aa21" officeooo:paragraph-rsid="0022aa21"/>
    </style:style>
    <style:style style:name="P43" style:family="paragraph" style:parent-style-name="Normal_20__28_Web_29_" style:list-style-name="L2">
      <style:paragraph-properties fo:margin-top="0in" fo:margin-bottom="0in" style:contextual-spacing="false" fo:line-height="150%" fo:text-align="justify" style:justify-single-word="false"/>
      <style:text-properties officeooo:paragraph-rsid="00212da4"/>
    </style:style>
    <style:style style:name="P44" style:family="paragraph" style:parent-style-name="Normal_20__28_Web_29_" style:list-style-name="L3">
      <style:paragraph-properties fo:margin-top="0in" fo:margin-bottom="0in" style:contextual-spacing="false" fo:line-height="150%" fo:text-align="justify" style:justify-single-word="false"/>
      <style:text-properties officeooo:paragraph-rsid="00212da4"/>
    </style:style>
    <style:style style:name="P45" style:family="paragraph" style:parent-style-name="Normal_20__28_Web_29_" style:list-style-name="L4">
      <style:paragraph-properties fo:margin-top="0in" fo:margin-bottom="0in" style:contextual-spacing="false" fo:line-height="150%" fo:text-align="justify" style:justify-single-word="false"/>
      <style:text-properties officeooo:paragraph-rsid="00212da4"/>
    </style:style>
    <style:style style:name="P46" style:family="paragraph" style:parent-style-name="Normal_20__28_Web_29_" style:list-style-name="L5">
      <style:paragraph-properties fo:margin-top="0in" fo:margin-bottom="0in" style:contextual-spacing="false" fo:line-height="150%" fo:text-align="justify" style:justify-single-word="false"/>
      <style:text-properties officeooo:paragraph-rsid="0020aa55"/>
    </style:style>
    <style:style style:name="P47" style:family="paragraph" style:parent-style-name="No_20_Spacing" style:list-style-name="WWNum14">
      <style:paragraph-properties fo:line-height="150%" fo:text-align="justify" style:justify-single-word="false"/>
      <style:text-properties officeooo:paragraph-rsid="002dc34f"/>
    </style:style>
    <style:style style:name="P48" style:family="paragraph" style:parent-style-name="No_20_Spacing">
      <style:paragraph-properties fo:line-height="150%" fo:text-align="justify" style:justify-single-word="false"/>
      <style:text-properties style:font-name="Liberation Serif" fo:font-size="12pt" fo:language="pt" fo:country="BR" officeooo:paragraph-rsid="002dc34f" style:font-size-asian="12pt" style:font-name-complex="Times New Roman1" style:font-size-complex="12pt"/>
    </style:style>
    <style:style style:name="P49" style:family="paragraph" style:parent-style-name="No_20_Spacing" style:list-style-name="WWNum14">
      <style:paragraph-properties fo:margin-top="0in" fo:margin-bottom="0in" style:contextual-spacing="false" fo:line-height="150%" fo:text-align="justify" style:justify-single-word="false"/>
      <style:text-properties style:font-name="Liberation Serif" fo:font-size="12pt" fo:language="pt" fo:country="BR" fo:font-weight="normal" officeooo:paragraph-rsid="002dc34f" style:font-size-asian="12pt" style:font-weight-asian="normal" style:font-size-complex="12pt" style:font-weight-complex="normal"/>
    </style:style>
    <style:style style:name="T1" style:family="text">
      <style:text-properties fo:color="#ff0000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 fo:font-size="12pt" fo:language="pt" fo:country="BR" style:font-size-asian="12pt" style:font-name-complex="Times New Roman1" style:font-size-complex="12pt"/>
    </style:style>
    <style:style style:name="T3" style:family="text">
      <style:text-properties style:font-name="Liberation Serif" fo:font-size="12pt" fo:language="pt" fo:country="BR" officeooo:rsid="001b60ef" style:font-size-asian="12pt" style:font-name-complex="Times New Roman1" style:font-size-complex="12pt"/>
    </style:style>
    <style:style style:name="T4" style:family="text">
      <style:text-properties style:font-name="Liberation Serif" fo:font-size="12pt" fo:language="pt" fo:country="BR" officeooo:rsid="001d5c25" style:font-size-asian="12pt" style:font-name-complex="Times New Roman1" style:font-size-complex="12pt"/>
    </style:style>
    <style:style style:name="T5" style:family="text">
      <style:text-properties style:font-name="Liberation Serif" fo:font-size="12pt" fo:language="pt" fo:country="BR" officeooo:rsid="001d7c27" style:font-size-asian="12pt" style:font-name-complex="Times New Roman1" style:font-size-complex="12pt"/>
    </style:style>
    <style:style style:name="T6" style:family="text">
      <style:text-properties style:font-name="Liberation Serif" fo:font-size="12pt" fo:language="pt" fo:country="BR" officeooo:rsid="001fe097" style:font-size-asian="12pt" style:font-name-complex="Times New Roman1" style:font-size-complex="12pt"/>
    </style:style>
    <style:style style:name="T7" style:family="text">
      <style:text-properties style:font-name="Liberation Serif" fo:font-size="12pt" fo:language="pt" fo:country="BR" officeooo:rsid="0019a63b" style:font-size-asian="12pt" style:font-name-complex="Times New Roman1" style:font-size-complex="12pt"/>
    </style:style>
    <style:style style:name="T8" style:family="text">
      <style:text-properties style:font-name="Liberation Serif" fo:font-size="12pt" fo:language="pt" fo:country="BR" officeooo:rsid="0025ee44" style:font-size-asian="12pt" style:font-name-complex="Times New Roman1" style:font-size-complex="12pt"/>
    </style:style>
    <style:style style:name="T9" style:family="text">
      <style:text-properties style:font-name="Liberation Serif" fo:font-size="12pt" fo:language="pt" fo:country="BR" officeooo:rsid="002759b8" style:font-size-asian="12pt" style:font-name-complex="Times New Roman1" style:font-size-complex="12pt"/>
    </style:style>
    <style:style style:name="T10" style:family="text">
      <style:text-properties style:font-name="Liberation Serif" fo:font-size="12pt" fo:language="pt" fo:country="BR" officeooo:rsid="002c84cc" style:font-size-asian="12pt" style:font-name-complex="Times New Roman1" style:font-size-complex="12pt"/>
    </style:style>
    <style:style style:name="T11" style:family="text">
      <style:text-properties style:font-name="Liberation Serif" fo:font-size="12pt" fo:language="pt" fo:country="BR" officeooo:rsid="002dc34f" style:font-size-asian="12pt" style:font-name-complex="Times New Roman1" style:font-size-complex="12pt"/>
    </style:style>
    <style:style style:name="T12" style:family="text">
      <style:text-properties style:font-name="Liberation Serif" fo:font-size="12pt" fo:language="pt" fo:country="BR" officeooo:rsid="00328ba1" style:font-size-asian="12pt" style:font-name-complex="Times New Roman1" style:font-size-complex="12pt"/>
    </style:style>
    <style:style style:name="T13" style:family="text">
      <style:text-properties style:font-name="Liberation Serif" fo:font-size="12pt" fo:language="pt" fo:country="BR" officeooo:rsid="00306708" style:font-size-asian="12pt" style:font-name-complex="Times New Roman1" style:font-size-complex="12pt"/>
    </style:style>
    <style:style style:name="T14" style:family="text">
      <style:text-properties style:font-name="Liberation Serif" fo:font-size="12pt" fo:language="pt" fo:country="BR" style:font-size-asian="12pt" style:font-size-complex="12pt"/>
    </style:style>
    <style:style style:name="T15" style:family="text">
      <style:text-properties style:font-name="Liberation Serif" fo:font-size="12pt" fo:language="pt" fo:country="BR" officeooo:rsid="0017f639" style:font-size-asian="12pt" style:font-size-complex="12pt"/>
    </style:style>
    <style:style style:name="T16" style:family="text">
      <style:text-properties style:font-name="Liberation Serif" fo:font-size="12pt" fo:language="pt" fo:country="BR" officeooo:rsid="0019a63b" style:font-size-asian="12pt" style:font-size-complex="12pt"/>
    </style:style>
    <style:style style:name="T17" style:family="text">
      <style:text-properties style:font-name="Liberation Serif" fo:font-size="12pt" fo:language="pt" fo:country="BR" fo:font-weight="bold" style:font-size-asian="12pt" style:font-weight-asian="bold" style:font-name-complex="Times New Roman1" style:font-size-complex="12pt"/>
    </style:style>
    <style:style style:name="T18" style:family="text">
      <style:text-properties style:font-name="Liberation Serif" fo:font-size="12pt" fo:language="pt" fo:country="BR" style:font-name-asian="Times New Roman1" style:font-size-asian="12pt" style:font-name-complex="Times New Roman1" style:font-size-complex="12pt"/>
    </style:style>
    <style:style style:name="T19" style:family="text">
      <style:text-properties style:font-name="Liberation Serif" fo:font-size="12pt" fo:language="pt" fo:country="BR" officeooo:rsid="002f8266" style:font-name-asian="Times New Roman1" style:font-size-asian="12pt" style:font-name-complex="Times New Roman1" style:font-size-complex="12pt"/>
    </style:style>
    <style:style style:name="T20" style:family="text">
      <style:text-properties style:font-name="Liberation Serif" fo:font-size="12pt" fo:language="pt" fo:country="BR" fo:font-style="italic" fo:font-weight="bold" style:font-size-asian="12pt" style:font-style-asian="italic" style:font-weight-asian="bold" style:font-name-complex="Times New Roman1" style:font-size-complex="12pt" style:font-style-complex="italic"/>
    </style:style>
    <style:style style:name="T21" style:family="text">
      <style:text-properties style:font-name="Liberation Serif" fo:font-size="12pt" fo:language="pt" fo:country="BR" fo:font-weight="normal" style:font-size-asian="12pt" style:font-weight-asian="normal" style:font-name-complex="Times New Roman1" style:font-size-complex="12pt" style:font-weight-complex="normal"/>
    </style:style>
    <style:style style:name="T22" style:family="text">
      <style:text-properties style:font-name="Liberation Serif" fo:font-size="12pt" fo:language="pt" fo:country="BR" fo:font-weight="normal" officeooo:rsid="001d5c25" style:font-size-asian="12pt" style:font-weight-asian="normal" style:font-name-complex="Times New Roman1" style:font-size-complex="12pt" style:font-weight-complex="normal"/>
    </style:style>
    <style:style style:name="T23" style:family="text">
      <style:text-properties style:font-name="Liberation Serif" fo:font-size="12pt" fo:language="pt" fo:country="BR" fo:font-weight="normal" officeooo:rsid="002696f4" style:font-size-asian="12pt" style:font-weight-asian="normal" style:font-name-complex="Times New Roman1" style:font-size-complex="12pt" style:font-weight-complex="normal"/>
    </style:style>
    <style:style style:name="T24" style:family="text">
      <style:text-properties style:font-name="Liberation Serif" fo:font-size="12pt" fo:language="pt" fo:country="BR" fo:font-weight="normal" officeooo:rsid="00328ba1" style:font-size-asian="12pt" style:font-weight-asian="normal" style:font-name-complex="Times New Roman1" style:font-size-complex="12pt" style:font-weight-complex="normal"/>
    </style:style>
    <style:style style:name="T25" style:family="text">
      <style:text-properties style:font-name="Liberation Serif" fo:font-size="12pt" fo:language="pt" fo:country="BR" fo:font-weight="normal" officeooo:rsid="002dc34f" style:font-size-asian="12pt" style:font-weight-asian="normal" style:font-name-complex="Times New Roman1" style:font-size-complex="12pt" style:font-weight-complex="normal"/>
    </style:style>
    <style:style style:name="T26" style:family="text">
      <style:text-properties style:font-name="Liberation Serif" fo:font-size="12pt" fo:language="pt" fo:country="BR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7" style:family="text">
      <style:text-properties style:font-name="Liberation Serif" fo:font-size="12pt" fo:language="pt" fo:country="BR" fo:font-style="normal" fo:font-weight="normal" officeooo:rsid="002001a3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8" style:family="text">
      <style:text-properties style:font-name="Liberation Serif" fo:font-size="12pt" fo:language="pt" fo:country="PT" style:font-name-asian="Times New Roman1" style:font-size-asian="12pt" style:font-name-complex="Courier New2" style:font-size-complex="12pt"/>
    </style:style>
    <style:style style:name="T29" style:family="text">
      <style:text-properties style:font-name="Liberation Serif" fo:font-size="12pt" fo:language="pt" fo:country="PT" officeooo:rsid="001b60ef" style:font-name-asian="Times New Roman1" style:font-size-asian="12pt" style:font-name-complex="Courier New2" style:font-size-complex="12pt"/>
    </style:style>
    <style:style style:name="T30" style:family="text">
      <style:text-properties style:font-name="Liberation Serif" fo:font-size="12pt" fo:language="pt" fo:country="PT" officeooo:rsid="002f8266" style:font-name-asian="Times New Roman1" style:font-size-asian="12pt" style:font-name-complex="Courier New2" style:font-size-complex="12pt"/>
    </style:style>
    <style:style style:name="T31" style:family="text">
      <style:text-properties style:font-name="Liberation Serif" fo:font-size="12pt" style:font-size-asian="12pt" style:font-size-complex="12pt"/>
    </style:style>
    <style:style style:name="T32" style:family="text">
      <style:text-properties style:font-name="Liberation Serif" fo:font-size="14pt" fo:language="pt" fo:country="BR" fo:font-weight="bold" style:font-size-asian="14pt" style:font-weight-asian="bold" style:font-name-complex="Times New Roman1" style:font-size-complex="14pt"/>
    </style:style>
    <style:style style:name="T33" style:family="text">
      <style:text-properties style:font-name="Liberation Serif" fo:language="pt" fo:country="BR"/>
    </style:style>
    <style:style style:name="T34" style:family="text">
      <style:text-properties style:font-name="Liberation Serif" fo:language="pt" fo:country="BR" fo:font-weight="normal" style:font-weight-asian="normal" style:font-name-complex="Times New Roman1" style:font-weight-complex="normal"/>
    </style:style>
    <style:style style:name="T35" style:family="text">
      <style:text-properties style:font-name="Liberation Serif" fo:language="pt" fo:country="BR" fo:font-style="italic" fo:font-weight="normal" style:font-style-asian="italic" style:font-weight-asian="normal" style:font-name-complex="Times New Roman1" style:font-style-complex="italic" style:font-weight-complex="normal"/>
    </style:style>
    <style:style style:name="T36" style:family="text">
      <style:text-properties style:font-name="Liberation Serif" fo:language="pt" fo:country="BR" fo:font-style="italic" fo:font-weight="bold" style:font-style-asian="italic" style:font-weight-asian="bold" style:font-name-complex="Times New Roman1" style:font-style-complex="italic"/>
    </style:style>
    <style:style style:name="T37" style:family="text">
      <style:text-properties style:font-name="Liberation Serif" fo:language="pt" fo:country="BR" fo:font-style="italic" fo:font-weight="bold" style:font-style-asian="italic" style:font-weight-asian="bold" style:font-name-complex="Times New Roman1" style:font-style-complex="italic" style:font-weight-complex="bold"/>
    </style:style>
    <style:style style:name="T38" style:family="text">
      <style:text-properties style:font-name="Liberation Serif" fo:language="pt" fo:country="BR" fo:font-style="italic" style:font-style-asian="italic"/>
    </style:style>
    <style:style style:name="T39" style:family="text">
      <style:text-properties style:font-name="Liberation Serif" fo:language="pt" fo:country="BR" fo:font-style="italic" style:font-style-asian="italic" style:font-style-complex="italic"/>
    </style:style>
    <style:style style:name="T40" style:family="text">
      <style:text-properties style:font-name="Liberation Serif" fo:language="pt" fo:country="BR" fo:font-weight="bold" style:font-weight-asian="bold" style:font-name-complex="Times New Roman1"/>
    </style:style>
    <style:style style:name="T41" style:family="text">
      <style:text-properties style:font-name="Liberation Serif" fo:language="pt" fo:country="BR" style:font-style-complex="italic"/>
    </style:style>
    <style:style style:name="T42" style:family="text">
      <style:text-properties style:font-name="Liberation Serif" fo:language="pt" fo:country="BR" officeooo:rsid="0015bd8a"/>
    </style:style>
    <style:style style:name="T43" style:family="text">
      <style:text-properties style:font-name="Liberation Serif" fo:language="pt" fo:country="BR" officeooo:rsid="001aca03"/>
    </style:style>
    <style:style style:name="T44" style:family="text">
      <style:text-properties style:font-name="Liberation Serif" fo:language="pt" fo:country="BR" officeooo:rsid="001b60ef"/>
    </style:style>
    <style:style style:name="T45" style:family="text">
      <style:text-properties style:font-name="Liberation Serif" fo:language="pt" fo:country="BR" officeooo:rsid="0020aa55"/>
    </style:style>
    <style:style style:name="T46" style:family="text">
      <style:text-properties style:font-name="Liberation Serif" fo:language="pt" fo:country="BR" fo:font-style="normal" fo:font-weight="normal" style:font-style-asian="normal" style:font-weight-asian="normal" style:font-name-complex="Times New Roman1" style:font-style-complex="normal" style:font-weight-complex="normal"/>
    </style:style>
    <style:style style:name="T47" style:family="text">
      <style:text-properties style:font-name="Liberation Serif" fo:language="pt" fo:country="BR" fo:font-style="normal" fo:font-weight="normal" officeooo:rsid="0022fa22" style:font-style-asian="normal" style:font-weight-asian="normal" style:font-name-complex="Times New Roman1" style:font-style-complex="normal" style:font-weight-complex="normal"/>
    </style:style>
    <style:style style:name="T48" style:family="text">
      <style:text-properties style:font-name="Liberation Serif" fo:language="pt" fo:country="BR" fo:font-style="normal" fo:font-weight="normal" officeooo:rsid="00213daa" style:font-style-asian="normal" style:font-weight-asian="normal" style:font-name-complex="Times New Roman1" style:font-style-complex="normal" style:font-weight-complex="normal"/>
    </style:style>
    <style:style style:name="T49" style:family="text">
      <style:text-properties style:use-window-font-color="true" style:font-name="Liberation Serif" fo:font-size="14pt" fo:language="pt" fo:country="BR" fo:font-weight="bold" style:font-size-asian="14pt" style:font-weight-asian="bold" style:font-size-complex="14pt"/>
    </style:style>
    <style:style style:name="T50" style:family="text">
      <style:text-properties style:use-window-font-color="true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51" style:family="text">
      <style:text-properties style:use-window-font-color="true" style:font-name="Liberation Serif" fo:font-size="14pt" fo:language="pt" fo:country="BR" fo:font-weight="bold" officeooo:rsid="001b60ef" style:font-size-asian="14pt" style:font-weight-asian="bold" style:font-size-complex="14pt" style:font-weight-complex="bold"/>
    </style:style>
    <style:style style:name="T52" style:family="text">
      <style:text-properties style:use-window-font-color="true" style:font-name="Liberation Serif" fo:font-size="14pt" fo:language="pt" fo:country="BR" fo:font-weight="bold" officeooo:rsid="001b60ef" style:font-size-asian="14pt" style:font-weight-asian="bold" style:font-size-complex="14pt"/>
    </style:style>
    <style:style style:name="T53" style:family="text">
      <style:text-properties style:use-window-font-color="true" style:font-name="Liberation Serif" fo:font-size="14pt" fo:language="pt" fo:country="BR" fo:font-weight="bold" style:font-size-asian="14pt" style:font-weight-asian="bold" style:font-name-complex="Times New Roman1" style:font-size-complex="14pt"/>
    </style:style>
    <style:style style:name="T54" style:family="text">
      <style:text-properties style:use-window-font-color="true" style:font-name="Liberation Serif" fo:font-size="14pt" fo:language="pt" fo:country="BR" fo:font-weight="bold" style:font-size-asian="14pt" style:font-weight-asian="bold" style:font-name-complex="Times New Roman1" style:font-size-complex="14pt" style:font-weight-complex="bold"/>
    </style:style>
    <style:style style:name="T55" style:family="text">
      <style:text-properties style:use-window-font-color="true" style:font-name="Liberation Serif" fo:font-size="14pt" fo:language="pt" fo:country="BR" fo:font-weight="bold" officeooo:rsid="001b60ef" style:font-size-asian="14pt" style:font-weight-asian="bold" style:font-name-complex="Times New Roman1" style:font-size-complex="14pt"/>
    </style:style>
    <style:style style:name="T56" style:family="text">
      <style:text-properties style:use-window-font-color="true" style:font-name="Liberation Serif" fo:font-size="14pt" fo:language="pt" fo:country="BR" fo:font-weight="bold" style:font-name-asian="Times New Roman1" style:font-size-asian="14pt" style:font-weight-asian="bold" style:font-name-complex="Courier New2" style:font-size-complex="14pt"/>
    </style:style>
    <style:style style:name="T57" style:family="text">
      <style:text-properties style:use-window-font-color="true" style:font-name="Liberation Serif" fo:font-size="14pt" fo:language="pt" fo:country="BR" fo:font-weight="bold" officeooo:rsid="001b60ef" style:font-name-asian="Times New Roman1" style:font-size-asian="14pt" style:font-weight-asian="bold" style:font-name-complex="Courier New2" style:font-size-complex="14pt"/>
    </style:style>
    <style:style style:name="T58" style:family="text">
      <style:text-properties style:use-window-font-color="true" style:font-name="Liberation Serif" fo:font-size="12pt" fo:language="pt" fo:country="BR" fo:font-weight="normal" officeooo:rsid="0017f639" style:font-size-asian="12pt" style:font-weight-asian="normal" style:font-name-complex="Times New Roman1" style:font-size-complex="12pt" style:font-weight-complex="normal"/>
    </style:style>
    <style:style style:name="T59" style:family="text">
      <style:text-properties style:use-window-font-color="true" style:font-name="Liberation Serif" fo:font-size="12pt" fo:language="pt" fo:country="BR" fo:font-weight="normal" officeooo:rsid="0019a63b" style:font-size-asian="12pt" style:font-weight-asian="normal" style:font-name-complex="Times New Roman1" style:font-size-complex="12pt" style:font-weight-complex="normal"/>
    </style:style>
    <style:style style:name="T60" style:family="text">
      <style:text-properties style:use-window-font-color="true" style:font-name="Liberation Serif" fo:font-size="12pt" fo:language="pt" fo:country="BR" fo:font-style="italic" fo:font-weight="normal" officeooo:rsid="0017f639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61" style:family="text">
      <style:text-properties style:use-window-font-color="true" style:font-name="Liberation Serif" fo:font-size="12pt" fo:language="pt" fo:country="BR" fo:font-style="italic" fo:font-weight="normal" officeooo:rsid="0019a63b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62" style:family="text">
      <style:text-properties style:use-window-font-color="true" style:font-name="Liberation Serif" fo:font-size="12pt" fo:language="pt" fo:country="BR" fo:font-style="normal" fo:font-weight="normal" officeooo:rsid="0017f639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3" style:family="text">
      <style:text-properties style:use-window-font-color="true" style:font-name="Liberation Serif" fo:font-size="12pt" fo:language="pt" fo:country="BR" fo:font-style="normal" fo:font-weight="normal" officeooo:rsid="001b71a7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4" style:family="text">
      <style:text-properties style:use-window-font-color="true" style:font-name="Liberation Serif" fo:language="pt" fo:country="BR" style:font-name-asian="Times New Roman1" style:font-name-complex="Courier New2"/>
    </style:style>
    <style:style style:name="T65" style:family="text">
      <style:text-properties style:use-window-font-color="true" style:font-name="Liberation Serif" fo:language="pt" fo:country="BR" officeooo:rsid="001b60ef" style:font-name-asian="Times New Roman1" style:font-name-complex="Courier New2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language="pt" fo:country="BR" fo:font-weight="bold" style:font-weight-asian="bold" style:font-name-complex="Times New Roman1" style:font-weight-complex="bold"/>
    </style:style>
    <style:style style:name="T68" style:family="text">
      <style:text-properties fo:language="pt" fo:country="BR" style:font-name-complex="Times New Roman1"/>
    </style:style>
    <style:style style:name="T69" style:family="text">
      <style:text-properties fo:language="pt" fo:country="BR" officeooo:rsid="00339349" style:font-name-complex="Times New Roman1"/>
    </style:style>
    <style:style style:name="T70" style:family="text">
      <style:text-properties fo:language="pt" fo:country="BR" officeooo:rsid="00368c18" style:font-name-complex="Times New Roman1"/>
    </style:style>
    <style:style style:name="T71" style:family="text">
      <style:text-properties fo:language="pt" fo:country="BR" officeooo:rsid="0037ae21" style:font-name-complex="Times New Roman1"/>
    </style:style>
    <style:style style:name="T72" style:family="text">
      <style:text-properties fo:language="pt" fo:country="BR" officeooo:rsid="00391b1f" style:font-name-complex="Times New Roman1"/>
    </style:style>
    <style:style style:name="T73" style:family="text">
      <style:text-properties fo:language="pt" fo:country="BR" officeooo:rsid="003bec30" style:font-name-complex="Times New Roman1"/>
    </style:style>
    <style:style style:name="T74" style:family="text">
      <style:text-properties fo:language="pt" fo:country="BR" officeooo:rsid="003f1840" style:font-name-complex="Times New Roman1"/>
    </style:style>
    <style:style style:name="T75" style:family="text">
      <style:text-properties fo:language="pt" fo:country="BR" officeooo:rsid="003d7ce2" style:font-name-complex="Times New Roman1"/>
    </style:style>
    <style:style style:name="T76" style:family="text">
      <style:text-properties fo:language="pt" fo:country="BR" officeooo:rsid="003f5778" style:font-name-complex="Times New Roman1"/>
    </style:style>
    <style:style style:name="T77" style:family="text">
      <style:text-properties officeooo:rsid="001aca03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officeooo:rsid="0020aa55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officeooo:rsid="002b2186"/>
    </style:style>
    <style:style style:name="T82" style:family="text">
      <style:text-properties officeooo:rsid="002780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50">Slide 2:</text:span><text:span text:style-name="T54"> Introdução</text:span></text:p>
      <text:list xml:id="list6413763349251133514" text:style-name="L1">
        <text:list-item>
          <text:p text:style-name="P28"><text:span text:style-name="T60">Cloud Computing</text:span><text:span text:style-name="T62"> </text:span><text:span text:style-name="T63">é</text:span><text:span text:style-name="T58"> definido como um tipo de computação baseado na ideia de guardar seus dados pela Internet em vez de localmente. </text:span><text:span text:style-name="T59">Para ser mais exato, baseia-se na ideia de compartilhar recursos computacionais.</text:span></text:p>
        </text:list-item>
        <text:list-item>
          <text:p text:style-name="P28"><text:span text:style-name="T59">U</text:span><text:span text:style-name="T15">sam-se redes de grandes grupos de servidores tipicamente rodando tecnologia de baixo custo para compartilhar tarefas entre eles. </text:span><text:span text:style-name="T59">O PC torna-se apenas um </text:span><text:span text:style-name="T61">chip</text:span><text:span text:style-name="T59"> ligado à Internet — a "grande nuvem" de computadores.</text:span></text:p>
        </text:list-item>
        <text:list-item>
          <text:p text:style-name="P32">Em geral, não é necessário instalar programas pesados ou guardar algo localmente, pois o acesso a programas, serviços e arquivos é remoto, através da Internet - daí a alusão à nuvem. O uso desse modelo (ambiente) é mais viável do que o uso de unidades físicas.</text:p>
        </text:list-item>
        <text:list-item>
          <text:p text:style-name="P33">Na prática, a computação em nuvem seria a transformação dos sistemas computacionais físicos de hoje em uma base virtual. Ela tem como principal característica a transformação do tradicional modo de se utilizar e adquirir os recursos da TI pelas empresas.</text:p>
        </text:list-item>
        <text:list-item>
          <text:p text:style-name="P28"><text:span text:style-name="T16">A ideia de </text:span><text:span text:style-name="T14">nuvem </text:span><text:span text:style-name="T16">é uma abstração, referindo-se a uma</text:span><text:span text:style-name="T2"> "estrutura" </text:span><text:span text:style-name="T7">que </text:span><text:span text:style-name="T2">não precisa ser conhecida. </text:span><text:span text:style-name="T7">Usa-se até uma representação de nuvem em estrutura de redes e telecomunicações com a mesma ideia.</text:span></text:p>
        </text:list-item>
      </text:list>
      <text:p text:style-name="P20"/>
      <text:p text:style-name="P2">Slide <text:span text:style-name="T77">3</text:span>: Origem e evolução do conceito</text:p>
      <text:p text:style-name="P40"><text:tab/>Nos trabalhos de McCarthy e Licklider temos a origem e a evolução da Computação em Nuvem.</text:p>
      <text:list xml:id="list8035206069140711672" text:style-name="L2">
        <text:list-item>
          <text:p text:style-name="P43"><text:span text:style-name="T33">O </text:span><text:span text:style-name="T43">cientista da computação norte-americano</text:span><text:span text:style-name="T33"> John McCarthy </text:span><text:span text:style-name="T43">é conhecido como o “pai da IA” e o criador da linguagem Lisp. Em 1961, ele falou da ideia de computação útil: “Computação poderá um dia ser organizada como uma utilidade pública assim como o telefone. Pagaria-se pelo que seria usado de fato.” A tecnologia da época não era poderosa o suficiente para seguir essa ideia, mas o plano era basicamente compartilhar recursos através de multiprogramação.</text:span></text:p>
        </text:list-item>
        <text:list-item>
          <text:p text:style-name="P43"><text:span text:style-name="T33">Na mesma época, o </text:span><text:span text:style-name="T44">físico e cientista da computação norte-americano </text:span><text:span text:style-name="T33">Joseph Carl Robnett Licklider </text:span><text:span text:style-name="T44">formulou a ideia de uma “Rede de Computadores Intergalática”, que </text:span><text:soft-page-break/><text:span text:style-name="T44">defendia a intercomunicação global e o acesso dados e programas de qualquer lugar do mundo.</text:span></text:p>
        </text:list-item>
        <text:list-item>
          <text:p text:style-name="P41">O engenheiro de software norte-americano Eric Schimdt deu popularidade ao termo “cloud computing” em uma palestra para descrever um novo paradigma, onde pessoas cada vez acessavam software e arquivos através da rede em vez de localmente em suas máquinas.</text:p>
        </text:list-item>
      </text:list>
      <text:p text:style-name="P16"/>
      <text:p text:style-name="P11"><text:span text:style-name="T50">Slide </text:span><text:span text:style-name="T51">4</text:span><text:span text:style-name="T50">: Quais os motivos para a migração?</text:span></text:p>
      <text:list xml:id="list7472676950465188295" text:style-name="WWNum5">
        <text:list-header>
          <text:p text:style-name="P37">Por que uma empresa transferiria seus dados para trabalhar na nuvem?</text:p>
        </text:list-header>
        <text:list-item>
          <text:p text:style-name="P30"><text:span text:style-name="Strong"><text:span text:style-name="T2">Custo reduzido: </text:span></text:span><text:span text:style-name="Strong"><text:span text:style-name="T22">O</text:span></text:span><text:span text:style-name="T2">s recursos só são adquiridos quando necessário, e só se paga por eles quando são usados. </text:span><text:span text:style-name="T4">Ou seja, há menor </text:span><text:span text:style-name="T31">investimento em infrastrutura, pagando pelos serviços mês a mês.</text:span></text:p>
        </text:list-item>
        <text:list-item>
          <text:p text:style-name="P29"><text:span text:style-name="Strong"><text:span text:style-name="T2">Uso refinado da equipe:</text:span></text:span><text:span text:style-name="T2"> Usar a </text:span><text:span text:style-name="T4">nuvem</text:span><text:span text:style-name="T2"> libera equipe de valor, permitindo que eles se concentrem em entregar valor, e não em manter hardware e software</text:span></text:p>
        </text:list-item>
        <text:list-item>
          <text:p text:style-name="P29"><text:span text:style-name="Strong"><text:span text:style-name="T2">Escalabilidade robusta:</text:span></text:span><text:span text:style-name="T2"> A Computação em Nuvem permite escala imediata, para mais ou para menos, a qualquer momento, sem compromisso a longo prazo</text:span></text:p>
        </text:list-item>
      </text:list>
      <text:p text:style-name="P17"><text:span text:style-name="T2">Outras vantagens incluem maior segurança (você não precisa ficar carregando laptops contendo dados preciosos), </text:span><text:span text:style-name="T5">organização, </text:span><text:span text:style-name="T2">flexibilidade de acesso (de qualquer lugar), mais ecológico (</text:span><text:span text:style-name="T6">menos gastos com hardware</text:span><text:span text:style-name="T2">).</text:span></text:p>
      <text:p text:style-name="P15"/>
      <text:p text:style-name="P13"><text:span text:style-name="T49">Slide </text:span><text:span text:style-name="T52">5</text:span><text:span text:style-name="T49">: </text:span><text:span text:style-name="T51">Serviços e dificuldades de adoção</text:span></text:p>
      <text:list xml:id="list5292873418677884309" text:style-name="L3">
        <text:list-item>
          <text:p text:style-name="P44"><text:span text:style-name="T42">E</text:span><text:span text:style-name="T33">-mail (</text:span><text:span text:style-name="T39">Gmail</text:span><text:span text:style-name="T38"> e </text:span><text:span text:style-name="T39">Yahoo! Mail</text:span><text:span text:style-name="T33">)</text:span></text:p>
        </text:list-item>
      </text:list>
      <text:list xml:id="list5825627621476788847" text:style-name="L4">
        <text:list-item>
          <text:p text:style-name="P45"><text:span text:style-name="T42">D</text:span><text:span text:style-name="T33">iscos virtuais (</text:span><text:span text:style-name="T39">Dropbox</text:span><text:span text:style-name="T38"> ou </text:span><text:span text:style-name="T39">OneDrive</text:span><text:span text:style-name="T41">)</text:span></text:p>
        </text:list-item>
        <text:list-item>
          <text:p text:style-name="P45"><text:span text:style-name="T42">Ar</text:span><text:span text:style-name="T33">mazenamento e compartilhamento de fotos ou vídeos (</text:span><text:span text:style-name="T39">Flickr</text:span><text:span text:style-name="T38"> e </text:span><text:span text:style-name="T39">YouTube</text:span><text:span text:style-name="T41">)</text:span><text:span text:style-name="T33"> </text:span></text:p>
        </text:list-item>
      </text:list>
      <text:p text:style-name="P10"/>
      <text:p text:style-name="P4">Infelizmente, a nuvem também traz problemas para algumas empresas usarem-na:</text:p>
      <text:list xml:id="list8659173030157443370" text:style-name="L5">
        <text:list-item>
          <text:p text:style-name="P46"><text:span text:style-name="T45">Leva tempo. </text:span>Uma empresa não pode migrar diretamente suas aplicações atuais para aplicações em nuvem. Isto requer personalização e tempo gasto em mover dados valiosos para aplicações mais amigáveis.</text:p>
        </text:list-item>
        <text:list-item>
          <text:p text:style-name="P46"><text:soft-page-break/><text:span text:style-name="T79">Dificuldades podem surgir nessa mudança: o</text:span> departamento de TI tem de fazer a transição de monitoramento de hardware para monitorar o uso de software. <text:span text:style-name="T79">Isso pode levar a múltiplas alterações nas ferramentas de gerenciamento, preocupação em garantir a estabilidade e acessibilidade da nuvem a qualquer momento...</text:span></text:p>
        </text:list-item>
      </text:list>
      <text:p text:style-name="P7"/>
      <text:p text:style-name="P11"><text:span text:style-name="T49">Slide </text:span><text:span text:style-name="T52">6</text:span><text:span text:style-name="T49">: B</text:span><text:span text:style-name="T50">locos de construção</text:span></text:p>
      <text:p text:style-name="P5"><text:tab/>Arquitetura da computação em nuvem é dividida geralmente em duas seções:</text:p>
      <text:list xml:id="list8614996833528972913" text:style-name="L6">
        <text:list-item>
          <text:p text:style-name="P42"><text:span text:style-name="Strong_20_Emphasis"><text:span text:style-name="T80">Front-end: </text:span></text:span><text:span text:style-name="Strong_20_Emphasis"><text:span text:style-name="T78">É o lado visível ao cliente/usuário. Inclui o sistema ou rede de computador do cliente que é usada para acessar a rede. Claro, a interface é diferente dependendo do sistema de computação em nuvem (e-mail, etc.).</text:span></text:span></text:p>
        </text:list-item>
        <text:list-item>
          <text:p text:style-name="P42"><text:span text:style-name="Strong_20_Emphasis"><text:span text:style-name="T80">Back-end: </text:span></text:span><text:span text:style-name="Strong_20_Emphasis"><text:span text:style-name="T78">É o lado usado pelo serviço oferecido.</text:span></text:span> Inclui vários servidores, computadores, sistemas para armazenar dados, máquinas virtuais... Juntas, elas constituem os serviços da computação em nuvem. O back-end tem algumas responsabilidades para cumprir: implementar mecanismos de segurança e controle de tráfego, e conectar computadores na rede para comunicação através de protocolos (regras fixas e bem definidas).</text:p>
        </text:list-item>
      </text:list>
      <text:p text:style-name="P5"><text:tab/>Front-end e back-end estão conectados um ao outro por uma rede virtual ou pela Internet.</text:p>
      <text:p text:style-name="P8"/>
      <text:p text:style-name="P1"><text:span text:style-name="T49">Slide </text:span><text:span text:style-name="T52">7</text:span><text:span text:style-name="T49">: </text:span><text:span text:style-name="T53">Computação como uma mercadoria</text:span></text:p>
      <text:p text:style-name="P6">A computação em nuvem pode ser vista como uma pilha se pensarmos nos serviços oferecidos.</text:p>
      <text:p text:style-name="P3">Os <text:span text:style-name="T81">s</text:span>erviços principais são:</text:p>
      <text:list xml:id="list2143224153116697414" text:style-name="WWNum6">
        <text:list-item>
          <text:p text:style-name="P39"><text:span text:style-name="T40">SaaS - </text:span><text:span text:style-name="T36">Software as a Service: </text:span><text:span text:style-name="T46">A camada superior é a camada de </text:span><text:span text:style-name="Emphasis"><text:span text:style-name="T46">aplicativo</text:span></text:span><text:span text:style-name="T46">, a camada que a maioria visualiza como a nuvem. Aplicativos são executados aqui e são fornecidos </text:span><text:span text:style-name="T35">on demand</text:span><text:span text:style-name="T46"> para os usuários. Software como Serviço (SaaS) tem provedores como Google Pack, </text:span><text:span text:style-name="T48">que </text:span><text:span text:style-name="T46">inclui aplicativos que podem ser acessados pela Internet, ferramentas tais como Calendar, Gmail, Google Talk, Docs e muito mais.</text:span></text:p>
        </text:list-item>
        <text:list-item>
          <text:p text:style-name="P31"><text:span text:style-name="T17">PaaS - </text:span><text:span text:style-name="T20">Plataform as a Service:</text:span><text:span text:style-name="T26"> A camada intermediária é a da </text:span><text:span text:style-name="Emphasis"><text:span text:style-name="T21">plataforma</text:span></text:span><text:span text:style-name="T26">. Ela fornece a infraestrutura de aplicativo. PaaS fornece acesso a sistemas operacionais e serviços associados, </text:span><text:span text:style-name="T27">além de u</text:span><text:span text:style-name="T26">ma maneira de implementar aplicativos para a nuvem usando linguagens de programação e ferramentas suportadas pelo fornecedor. Não é necessário gerenciar ou controlar a infraestrutura subjacente, mas o cliente tem controle dos </text:span><text:soft-page-break/><text:span text:style-name="T26">aplicativos implementados e, até certo ponto, de configurações de ambiente de hosting de aplicativos. </text:span></text:p>
        </text:list-item>
      </text:list>
      <text:p text:style-name="P34"><text:tab/>PaaS tem provedores como Elastic Compute Cloud (EC2) da Amazon. A pequena empresa de software é um empreendimento ideal para PaaS. Com a plataforma elaborada, produtos de classe mundial podem ser criados sem o gasto adicional da produção interna.</text:p>
      <text:list xml:id="list223758141782760" text:continue-numbering="true" text:style-name="WWNum6">
        <text:list-item>
          <text:p text:style-name="P39"><text:span text:style-name="T40">IaaS - </text:span><text:span text:style-name="T36">Infrastructure as a Service</text:span><text:span text:style-name="T37">:</text:span><text:span text:style-name="T46"> </text:span><text:span text:style-name="T47">A</text:span><text:span text:style-name="T46"> camada de </text:span><text:span text:style-name="Emphasis"><text:span text:style-name="T34">infraestrutura</text:span></text:span><text:span text:style-name="T46"> é a base da nuvem. Ela consiste nos ativos físicos — servidores, dispositivos de rede, discos de armazenamento, etc. Ao usar IaaS, o cliente não controla de fato a infraestrutura subjacente, mas controla os sistemas operacionais, armazenamento, aplicativos de implementação e, até certo ponto, controla componentes de rede selecionados</text:span></text:p>
        </text:list-item>
      </text:list>
      <text:p text:style-name="P35"><text:tab/>Serviços de Print On Demand (POD) são um exemplo de organizações que podem se beneficiar da IaaS. O modelo de POD é baseado na venda de produtos customizados. PODs permitem que pessoas abram lojas e vendam designs de produtos. Os lojistas podem carregar o número de designs que quiserem à medida que os criam. Muitos carregam milhares. Com recursos de armazenamento em nuvem, um POD pode fornecer espaço de armazenamento ilimitado.</text:p>
      <text:p text:style-name="P9"/>
      <text:p text:style-name="P18"><text:span text:style-name="T8">O</text:span><text:span text:style-name="T2">utros serviços oferecidos pela </text:span><text:span text:style-name="T9">c</text:span><text:span text:style-name="T2">omputação em </text:span><text:span text:style-name="T9">n</text:span><text:span text:style-name="T2">uvem: DevaaS - Development as a Service, DBaas - Data Base as a Service </text:span><text:span text:style-name="T10">e </text:span><text:span text:style-name="T2">EaaS - Everything as a Service.</text:span></text:p>
      <text:p text:style-name="P36"/>
      <text:p text:style-name="P1"><text:span text:style-name="T49">Slide 8: </text:span><text:span text:style-name="mw-headline"><text:span text:style-name="T53">Modelo de implantação</text:span></text:span></text:p>
      <text:p text:style-name="P19">Depende das necessidades das aplicações que serão implementadas:</text:p>
      <text:list xml:id="list3662145178251647748" text:style-name="WWNum14">
        <text:list-item>
          <text:p text:style-name="P47"><text:span text:style-name="mw-headline"><text:span text:style-name="T17">Nuvem Pública:</text:span></text:span><text:span text:style-name="mw-headline"><text:span text:style-name="T32"> </text:span></text:span><text:span text:style-name="mw-headline"><text:span text:style-name="T21">Nuvens públicas são propriedade operadas por empresas que usam as mesmas para oferecer acesso rápido a recursos de computação financeiramente suportáveis a outras organizações e indivíduos. Com serviços de nuvem pública, os usuários não precisam comprar hardware, software ou infraestrutura de apoio, o que é propriedade e gerenciado por provedores.</text:span></text:span></text:p>
        </text:list-item>
      </text:list>
      <text:p text:style-name="P21"><text:span text:style-name="mw-headline"><text:span text:style-name="T21"><text:tab/>Muitos negócios estão usando software como serviço (SaaS) entregue a partir da nuvem públic</text:span></text:span><text:span text:style-name="mw-headline"><text:span text:style-name="T25">a.</text:span></text:span><text:span text:style-name="mw-headline"><text:span text:style-name="T24"> </text:span></text:span><text:span text:style-name="T12">As características chaves d</text:span><text:span text:style-name="T11">esta nuvem são</text:span><text:span text:style-name="T12"> segurança e controle sofisticados projetados para os requisitos específicos de uma empresa.</text:span></text:p>
      <text:list xml:id="list223757129523932" text:continue-numbering="true" text:style-name="WWNum14">
        <text:list-item>
          <text:p text:style-name="P47"><text:soft-page-break/><text:span text:style-name="mw-headline"><text:span text:style-name="T17">Nuvem Privada: </text:span></text:span><text:span text:style-name="mw-headline"><text:span text:style-name="T21">Uma nuvem privada é de propriedade e operada por uma única empresa que controla a maneira como recursos virtualizados e serviços automatizados são customizados e usados por várias linhas de negócios e grupos constituintes. Nuvens privadas existem para tirar proveito de muitas eficiências da nuvem, enquanto fornecem mais controle de recursos e direção sem ocupação variada.</text:span></text:span></text:p>
        </text:list-item>
      </text:list>
      <text:p text:style-name="P21"><text:span text:style-name="mw-headline"><text:span text:style-name="T21"><text:tab/></text:span></text:span><text:span text:style-name="T21">Diferentemente de um data center privado virtual, a infraestrutura utilizada pertence ao usuário. </text:span><text:span text:style-name="T23">P</text:span><text:span text:style-name="T21">ortanto, ele possui total controle sobre como as aplicações são implementadas na nuvem. Uma nuvem privada é, em geral, construída sobre um data center privado.</text:span></text:p>
      <text:p text:style-name="P22"><text:span text:style-name="T2"><text:tab/></text:span><text:span text:style-name="T14">Características chave de nuvens privadas incluem:</text:span></text:p>
      <text:list xml:id="list223756845389600" text:continue-numbering="true" text:style-name="WWNum14">
        <text:list-item>
          <text:p text:style-name="P49">Uma interface de autoatendimento que controla serviços comuns, permitindo que a equipe de TI forneça, aloque e entregue rapidamente recurso<text:span text:style-name="T82">s</text:span> de TI <text:span text:style-name="T66">on demand</text:span>. </text:p>
        </text:list-item>
        <text:list-item>
          <text:p text:style-name="P47"><text:span text:style-name="mw-headline"><text:span text:style-name="T21">Gerenciamento altamente automatizado de conjuntos de recursos para tudo, de capacidade de computação a armazenamento, analytics e middleware.</text:span></text:span></text:p>
          <text:p text:style-name="P47"><text:span text:style-name="mw-headline"><text:span text:style-name="T21"/></text:span></text:p>
        </text:list-item>
        <text:list-item>
          <text:p text:style-name="P47"><text:span text:style-name="mw-headline"><text:span text:style-name="T17">Nuvem Híbrida:</text:span></text:span><text:span text:style-name="T2"> </text:span><text:span text:style-name="T3">U</text:span><text:span text:style-name="T2">tiliza uma base de nuvem privada combinada ao uso estratégico de serviços de nuvem pública. A realidade é que uma nuvem privada não pode existir </text:span><text:span text:style-name="T13">isolada</text:span><text:span text:style-name="T2"> do restante dos recursos de TI e a nuvem pública de uma empresa. A maioria das empresas com nuvens privadas se desenvolverão para gerenciar cargas de trabalho entre data centers, nuvens privadas e nuvens públicas - criando, assim, nuvens híbridas. </text:span><text:span text:style-name="T11">Estas mantém</text:span><text:span text:style-name="T2"> os níveis de serviço mesmo que haja flutuações rápidas na necessidade dos recursos.</text:span></text:p>
        </text:list-item>
      </text:list>
      <text:p text:style-name="P21"><text:span text:style-name="T2"><text:tab/>O fator chave para o sucesso de nuvem híbrida: </text:span><text:span text:style-name="T12">a</text:span><text:span text:style-name="T2"> capacidade para gerenciar de forma eficiente e segura a combinação de serviços de nuvem pública e privada como um único ambiente de computação unificado é a capacidade chave para tirar proveito integral da nuvem.</text:span></text:p>
      <text:p text:style-name="P48"/>
      <text:list xml:id="list223756685400626" text:continue-numbering="true" text:style-name="WWNum14">
        <text:list-item>
          <text:p text:style-name="P47"><text:span text:style-name="mw-headline"><text:span text:style-name="T17">Nuvem Comunitária: </text:span></text:span><text:span text:style-name="mw-headline"><text:span text:style-name="T21">Na nuvem comunitária, a infraestrutura de nuvem é compartilhada por diversas organizações e suporta uma comunidade específica que partilha as preocupações (por exemplo, a missão, os requisitos de segurança, política e considerações sobre o cumprimento). Pode ser administrado por organizações ou por um terceiro e pode existir localmente ou remotamente.</text:span></text:span></text:p>
          <text:p text:style-name="P47"><text:span text:style-name="mw-headline"><text:span text:style-name="T21"/></text:span></text:p>
        </text:list-item>
      </text:list>
      <text:p text:style-name="P14"><text:soft-page-break/><text:span text:style-name="T49">Slide 9: </text:span><text:span text:style-name="mw-headline"><text:span text:style-name="T50">Gerenciamento da segurança da informação</text:span></text:span><text:span text:style-name="mw-headline"><text:span text:style-name="T1"> </text:span></text:span></text:p>
      <text:list xml:id="list7013876014275111266" text:style-name="WWNum7">
        <text:list-item>
          <text:p text:style-name="P38"><text:span text:style-name="T67">Acesso privilegiado de usuários:</text:span><text:span text:style-name="T68"> A sensibilidade de informações confidenciais nas empresas </text:span><text:span text:style-name="T69">lev</text:span><text:span text:style-name="T68">a </text:span><text:span text:style-name="T69">a </text:span><text:span text:style-name="T68">um controle de acesso dos usuários e informação bem específica de quem terá privilégio de administrador.</text:span></text:p>
        </text:list-item>
        <text:list-item>
          <text:p text:style-name="P38"><text:span text:style-name="T67">Compliance com regulamentação:</text:span><text:span text:style-name="T68"> As empresas são responsáveis pela segurança, integridade e a confidencialidade de seus próprios dados. Os fornecedores de computação em nuvem devem estar preparados para auditorias externas e certificações de segurança.</text:span></text:p>
        </text:list-item>
        <text:list-item>
          <text:p text:style-name="P38"><text:span text:style-name="T67">Localização dos dados:</text:span><text:span text:style-name="T68"> A empresa que usa </text:span><text:span text:style-name="T70">uma </text:span><text:span text:style-name="T68">nuvem provavelmente não sabe exatamente onde os dados estão armazenados, talvez nem o país onde as informações estão guardadas. O fornecedor deve estar disposto a se comprometer a armazenar e a processar dados em jurisdições específicas, assumindo um compromisso em contrato de obedecer os </text:span><text:span text:style-name="T71">requisito</text:span><text:span text:style-name="T68">s de privacidade que o país de origem da empresa pede.</text:span></text:p>
        </text:list-item>
        <text:list-item>
          <text:p text:style-name="P38"><text:span text:style-name="T67">Segregação dos dados:</text:span><text:span text:style-name="T68"> Geralmente uma empresa divide um ambiente com dados de diversos clientes. </text:span><text:span text:style-name="T72">Com isso, surge a necessidade</text:span><text:span text:style-name="T68"> </text:span><text:span text:style-name="T72">de</text:span><text:span text:style-name="T68"> separação de dados, </text:span><text:span text:style-name="T72">aplicando-se criptografia.</text:span></text:p>
        </text:list-item>
        <text:list-item>
          <text:p text:style-name="P38"><text:span text:style-name="T67">Recuperação dos dados:</text:span><text:span text:style-name="T68"> O fornecedor da nuvem deve saber onde estão os dados da empresa e o que acontece para recuperação de dados em caso de catástrofe. Qualquer aplicação que não replica os dados e a infraestrutura em diversas localidades está vulnerável </text:span><text:span text:style-name="T73">para</text:span><text:span text:style-name="T68"> falha completa. </text:span><text:span text:style-name="T74">Torna-se </text:span><text:span text:style-name="T75">i</text:span><text:span text:style-name="T68">mportante ter um plano de recuperação e um tempo estimado para tal.</text:span></text:p>
        </text:list-item>
        <text:list-item>
          <text:p text:style-name="P38"><text:span text:style-name="T67">Apoio à investigação:</text:span><text:span text:style-name="T68"> A </text:span><text:span text:style-name="T76">existência</text:span><text:span text:style-name="T68"> de atividades ilegais pode se tornar impossível na computação em nuvem, uma vez que há uma variação de servidores onde estão localizados os acessos e os dados dos usuários conforme o tempo.</text:span></text:p>
        </text:list-item>
        <text:list-item>
          <text:p text:style-name="P38"><text:span text:style-name="T67">Viabilidade em longo prazo:</text:span><text:span text:style-name="T68"> No mundo ideal, o fornecedor de computação em nuvem jamais vai falir ou ser adquirido por uma empresa maior. A empresa precisa garantir que os seus dados estarão disponíveis caso o fornecedor de computação em nuvem deixe de existir ou seja migrado para uma empresa maior.</text:span></text:p>
        </text:list-item>
      </text:list>
      <text:p text:style-name="P12"/>
      <text:p text:style-name="P12"/>
      <text:p text:style-name="P12"/>
      <text:p text:style-name="P12"/>
      <text:p text:style-name="P12"><text:soft-page-break/><text:span text:style-name="T49">Slide 10: </text:span><text:span text:style-name="T55">Pesquisas</text:span></text:p>
      <text:p text:style-name="P26"><text:span text:style-name="T2"><text:tab/>Gartner é </text:span><text:span text:style-name="T3">o </text:span><text:span text:style-name="T28">lider mundial na pesquisa de tecnologia de informação. </text:span><text:span text:style-name="T29">T</text:span><text:span text:style-name="T28">ambém atua como empresa de consultoria. </text:span><text:span text:style-name="T30">Sobre os 19% de uso e 20% <text:s/>de contratação: o</text:span><text:span text:style-name="T18">s resultados mostram que a nuvem oferece grandes oportunidades de negócios, especialmente para serviços de armazenamento. </text:span><text:span text:style-name="T19">Em geral, as pesquisas mostram a tendência de se emigrar para a nuvem. A tendência também é usar nuvens híbridas, segundo a pesquisa.</text:span></text:p>
      <text:p text:style-name="P25"/>
      <text:p text:style-name="P23"><text:span text:style-name="T56">Slide 1</text:span><text:span text:style-name="T57">1</text:span><text:span text:style-name="T56">: </text:span><text:span text:style-name="T57">Pesquisas – Top 10</text:span></text:p>
      <text:p text:style-name="P24"><text:span text:style-name="T65">(</text:span><text:span text:style-name="T64">Analisar gráfico, mais na base do improviso?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en" fo:country="US" style:letter-kerning="true" style:font-name-asian="TakaoPGothic" style:font-family-asian="TakaoPGothic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style:line-height-at-least="0.0693in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0693in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en" fo:country="US" style:letter-kerning="true" style:font-name-asian="TakaoPGothic" style:font-family-asian="TakaoPGothic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style:line-height-at-least="0.069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xt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mw-headline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field-content" style:family="text" style:parent-style-name="Default_20_Paragraph_20_Font"/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complex="Calibri1" style:font-family-complex="Calibri" style:font-family-generic-complex="system" style:font-pitch-complex="variabl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ano Fernandes Macedo</meta:initial-creator>
    <meta:editing-cycles>44</meta:editing-cycles>
    <meta:print-date>2015-11-29T14:21:00</meta:print-date>
    <meta:creation-date>2015-11-29T12:24:00</meta:creation-date>
    <dc:date>2015-11-30T22:37:56.188980662</dc:date>
    <meta:editing-duration>PT1H52M25S</meta:editing-duration>
    <meta:generator>LibreOffice/4.2.8.2$Linux_X86_64 LibreOffice_project/420m0$Build-2</meta:generator>
    <meta:document-statistic meta:table-count="0" meta:image-count="0" meta:object-count="0" meta:page-count="7" meta:paragraph-count="64" meta:word-count="1921" meta:character-count="12247" meta:non-whitespace-character-count="10407"/>
    <meta:user-defined meta:name="AppVersion">12.0000</meta:user-defined>
    <meta:user-defined meta:name="Company">Aast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